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9000002DCD9CD72FC1C6139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146cm" svg:x="0.055cm" svg:y="0.454cm">
          <draw:image xlink:href="Pictures/10000000000003D9000002DCD9CD72FC1C6139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11:24:37.660000000</dc:date>
    <meta:editing-duration>PT2M23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